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position="sub 58%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11</text:p>
      <text:p text:style-name="P1">Date <text:s/>: 10.01.2011</text:p>
      <text:p text:style-name="P1"/>
      <text:p text:style-name="P8">AIM:</text:p>
      <text:p text:style-name="P10"><text:tab/></text:p>
      <text:p text:style-name="P10"><text:tab/>Implement Dijkstra's Algorithm for calculating length of shortest path between a particular pair of vertices of <text:s/>a connected weighted graph.</text:p>
      <text:p text:style-name="P1"/>
      <text:p text:style-name="P1"/>
      <text:p text:style-name="P8">THEORY:</text:p>
      <text:p text:style-name="P8"/>
      <text:p text:style-name="P1">Connected graph : </text:p>
      <text:p text:style-name="P4"><text:tab/>A Graph G is said to be connected if there is at least one path between every pair of vertices in G.</text:p>
      <text:p text:style-name="P1">Weighted graph : </text:p>
      <text:p text:style-name="P4"><text:tab/>If there is a real number associated with each edge of graph G, the graph G is a weighted graph.</text:p>
      <text:p text:style-name="P2"/>
      <text:p text:style-name="P8">ALGORITHM:</text:p>
      <text:p text:style-name="P5"/>
      <text:p text:style-name="P2">Dijkstra(G : A connected weighted graph)</text:p>
      <text:p text:style-name="P2">{</text:p>
      <text:p text:style-name="P2"><text:tab/>for(i=1 to n)<text:tab/>/* n is number of vertices in G */</text:p>
      <text:p text:style-name="P2"><text:tab/>{</text:p>
      <text:p text:style-name="P2"><text:tab/><text:tab/>L<text:span text:style-name="T1">v[i]</text:span>=<text:span text:style-name="T2">∞</text:span></text:p>
      <text:p text:style-name="P2"><text:tab/>}</text:p>
      <text:p text:style-name="P2"><text:tab/>S=ϕ</text:p>
      <text:p text:style-name="P2"><text:tab/><text:tab/><text:tab/>/* a is starting vertex and z is ending vertex */</text:p>
      <text:p text:style-name="P2"><text:tab/>while(z∊S)</text:p>
      <text:p text:style-name="P2"><text:tab/>{</text:p>
      <text:p text:style-name="P2"><text:tab/><text:tab/>u=a vertex not in S with L<text:span text:style-name="T1">u</text:span> minimal</text:p>
      <text:p text:style-name="P2"><text:tab/><text:tab/>S=S ⋃ {u}</text:p>
      <text:p text:style-name="P2"><text:tab/><text:tab/>for(all vertices v not in S)</text:p>
      <text:p text:style-name="P2"><text:tab/><text:tab/>{</text:p>
      <text:p text:style-name="P2"><text:tab/><text:tab/><text:tab/>if (L<text:span text:style-name="T1">u</text:span>+G<text:span text:style-name="T1">uv</text:span>&lt;L<text:span text:style-name="T1">v</text:span>)</text:p>
      <text:p text:style-name="P2"><text:tab/><text:tab/><text:tab/>{</text:p>
      <text:p text:style-name="P2"><text:tab/><text:tab/><text:tab/><text:tab/>L<text:span text:style-name="T1">v</text:span>=L<text:span text:style-name="T1">u</text:span>+G<text:span text:style-name="T1">uv</text:span></text:p>
      <text:p text:style-name="P2"><text:tab/><text:tab/><text:tab/>}</text:p>
      <text:p text:style-name="P2"><text:tab/><text:tab/>}</text:p>
      <text:p text:style-name="P2"><text:tab/>}</text:p>
      <text:p text:style-name="P2"><text:tab/>return L<text:span text:style-name="T1">z</text:span><text:tab/><text:tab/>/* length of shortest path from a to z */</text:p>
      <text:p text:style-name="P2">}</text:p>
      <text:p text:style-name="P3"/>
      <text:p text:style-name="P8">PROGRAM:</text:p>
      <text:p text:style-name="P12"/>
      <text:p text:style-name="P7">dijkstra.c</text:p>
      <text:p text:style-name="P12"/>
      <text:p text:style-name="P11">/* Author<text:tab/> <text:tab/>: Rakesh Malik</text:p>
      <text:p text:style-name="P11"><text:s/>* Date<text:tab/><text:tab/><text:tab/>: 10.01.2011</text:p>
      <text:p text:style-name="P11"><text:s/>* Subject<text:tab/><text:tab/>: Dijkstra's algorithm to find distance 2 vertices</text:p>
      <text:p text:style-name="P11"><text:s/>* Assignment no.<text:tab/>: 11</text:p>
      <text:p text:style-name="P11"><text:s/>*/</text:p>
      <text:p text:style-name="P11"/>
      <text:p text:style-name="P11">#include&lt;stdio.h&gt;</text:p>
      <text:p text:style-name="P11">#include"graph.h"</text:p>
      <text:p text:style-name="P11"/>
      <text:p text:style-name="P11">#define INF 99999</text:p>
      <text:p text:style-name="P11"/>
      <text:p text:style-name="P11">int belongs(int set[],int size,int e);</text:p>
      <text:p text:style-name="P11">int dijkstra(int G[10][10],int v,int v1,int v2);</text:p>
      <text:p text:style-name="P11"/>
      <text:p text:style-name="P11">int main(int argc,char* argv[])</text:p>
      <text:p text:style-name="P11">{</text:p>
      <text:p text:style-name="P11"><text:tab/>int i,j,v,v1,v2,G[10][10];</text:p>
      <text:p text:style-name="P11"><text:tab/>v=getgraph(G,argv[1]);</text:p>
      <text:p text:style-name="P11"><text:tab/>printf("Enter first vertex : ");<text:tab/></text:p>
      <text:p text:style-name="P11"><text:tab/>scanf("%d",&amp;v1);</text:p>
      <text:p text:style-name="P11"><text:tab/>printf("Enter second vertex : ");<text:tab/></text:p>
      <text:p text:style-name="P11"><text:tab/>scanf("%d",&amp;v2);</text:p>
      <text:p text:style-name="P11"><text:tab/>if(v1&gt;=0 &amp;&amp; v1&lt;v &amp;&amp; v2&gt;=0 &amp;&amp; v2&lt;v)</text:p>
      <text:p text:style-name="P11"><text:tab/><text:tab/>printf("\nShortest distance : %d\n",dijkstra(G,v,v1,v2));</text:p>
      <text:p text:style-name="P11"><text:tab/>else</text:p>
      <text:p text:style-name="P11"><text:tab/><text:tab/>fprintf(stderr,"Error!\n");</text:p>
      <text:p text:style-name="P11">}</text:p>
      <text:p text:style-name="P11"/>
      <text:p text:style-name="P11">int belongs(int set[],int size,int e)</text:p>
      <text:p text:style-name="P11">{</text:p>
      <text:p text:style-name="P11"><text:tab/>int j;</text:p>
      <text:p text:style-name="P11"><text:tab/>for(j=0;j&lt;=size;j++)</text:p>
      <text:p text:style-name="P11"><text:tab/><text:tab/>if(set[j]==e)</text:p>
      <text:p text:style-name="P11"><text:soft-page-break/><text:tab/><text:tab/><text:tab/>return 1;</text:p>
      <text:p text:style-name="P11"><text:tab/>return 0;</text:p>
      <text:p text:style-name="P11">}</text:p>
      <text:p text:style-name="P11"/>
      <text:p text:style-name="P11">int dijkstra(int G[10][10],int v,int v1,int v2)</text:p>
      <text:p text:style-name="P11">{</text:p>
      <text:p text:style-name="P11"><text:tab/>int i,j,P[10],S[10],scount=-1;</text:p>
      <text:p text:style-name="P11"><text:tab/>for(i=0;i&lt;v;i++)</text:p>
      <text:p text:style-name="P11"><text:tab/><text:tab/>P[i]=INF;</text:p>
      <text:p text:style-name="P11"><text:tab/>P[v1]=0;</text:p>
      <text:p text:style-name="P11"><text:tab/>S[++scount]=v1;</text:p>
      <text:p text:style-name="P11"><text:tab/>while(S[scount]!=v2)</text:p>
      <text:p text:style-name="P11"><text:tab/>{</text:p>
      <text:p text:style-name="P11"><text:tab/><text:tab/><text:tab/><text:tab/><text:tab/><text:tab/>//Determining shortest path found till now</text:p>
      <text:p text:style-name="P11"><text:tab/><text:tab/>int min=INF;</text:p>
      <text:p text:style-name="P11"><text:tab/><text:tab/>scount++;</text:p>
      <text:p text:style-name="P11"><text:tab/><text:tab/>for(i=0;i&lt;v;i++)</text:p>
      <text:p text:style-name="P11"><text:tab/><text:tab/><text:tab/>if(!belongs(S,scount-2,i) &amp;&amp; P[i]&lt;min)</text:p>
      <text:p text:style-name="P11"><text:tab/><text:tab/><text:tab/>{</text:p>
      <text:p text:style-name="P11"><text:tab/><text:tab/><text:tab/><text:tab/>min=P[i];</text:p>
      <text:p text:style-name="P11"><text:tab/><text:tab/><text:tab/><text:tab/>S[scount]=i;</text:p>
      <text:p text:style-name="P11"><text:tab/><text:tab/><text:tab/>}</text:p>
      <text:p text:style-name="P11"><text:tab/><text:tab/><text:tab/><text:tab/><text:tab/><text:tab/>//Updating P[] with new vertex</text:p>
      <text:p text:style-name="P11"><text:tab/><text:tab/>for(i=0;i&lt;v;i++)</text:p>
      <text:p text:style-name="P11"><text:tab/><text:tab/><text:tab/>if(!belongs(S,scount,i) &amp;&amp; P[i]&gt;min+G[S[scount]][i])</text:p>
      <text:p text:style-name="P11"><text:tab/><text:tab/><text:tab/><text:tab/>P[i]=min+G[S[scount]][i];</text:p>
      <text:p text:style-name="P11"><text:tab/>}</text:p>
      <text:p text:style-name="P11"><text:tab/>return P[v2];</text:p>
      <text:p text:style-name="P11">}</text:p>
      <text:p text:style-name="P11"/>
      <text:p text:style-name="P1">graph.h</text:p>
      <text:p text:style-name="P6"/>
      <text:p text:style-name="P11">#ifndef __GRAPH_H</text:p>
      <text:p text:style-name="P11">#define __GRAPH_H</text:p>
      <text:p text:style-name="P11">#include&lt;stdio.h&gt;</text:p>
      <text:p text:style-name="P11">#include&lt;ctype.h&gt;</text:p>
      <text:p text:style-name="P11"/>
      <text:p text:style-name="P11">int getgraph(int G[10][10],char *fname)</text:p>
      <text:p text:style-name="P11">{</text:p>
      <text:p text:style-name="P11"><text:tab/>int i,j,v=99999,flag=0;</text:p>
      <text:p text:style-name="P11"><text:tab/>char c;</text:p>
      <text:p text:style-name="P11"><text:tab/>FILE *fp;</text:p>
      <text:p text:style-name="P11"><text:tab/>for(i=0;i&lt;10;i++)</text:p>
      <text:p text:style-name="P11"><text:tab/><text:tab/>for(j=0;j&lt;10;j++)</text:p>
      <text:p text:style-name="P11"><text:tab/><text:tab/><text:tab/>G[i][j]=0;</text:p>
      <text:p text:style-name="P11"><text:tab/>fp=fopen(fname,"r");</text:p>
      <text:p text:style-name="P11"><text:tab/>c=getc(fp);</text:p>
      <text:p text:style-name="P11"><text:tab/>for(i=j=0;feof(fp)==0;)</text:p>
      <text:p text:style-name="P11"><text:tab/>{</text:p>
      <text:p text:style-name="P11"><text:tab/><text:tab/>while(isdigit(c))</text:p>
      <text:p text:style-name="P11"><text:tab/><text:tab/>{</text:p>
      <text:p text:style-name="P11"><text:tab/><text:tab/><text:tab/>G[i][j]=G[i][j]*10+c-'0';</text:p>
      <text:p text:style-name="P11"><text:tab/><text:tab/><text:tab/>c=getc(fp);</text:p>
      <text:p text:style-name="P11"><text:tab/><text:tab/>}</text:p>
      <text:p text:style-name="P11"><text:tab/><text:tab/>i++;</text:p>
      <text:p text:style-name="P11"><text:tab/><text:tab/>flag=0;</text:p>
      <text:p text:style-name="P11"><text:tab/><text:tab/>while(!isdigit(c) &amp;&amp; c!=EOF)</text:p>
      <text:p text:style-name="P11"><text:tab/><text:tab/>{</text:p>
      <text:p text:style-name="P11"><text:tab/><text:tab/><text:tab/>if(c=='\n')</text:p>
      <text:p text:style-name="P11"><text:tab/><text:tab/><text:tab/><text:tab/>flag=1;</text:p>
      <text:p text:style-name="P11"><text:tab/><text:tab/><text:tab/>c=getc(fp);</text:p>
      <text:p text:style-name="P11"><text:tab/><text:tab/>}</text:p>
      <text:p text:style-name="P11"><text:tab/><text:tab/>if(flag==1)</text:p>
      <text:p text:style-name="P11"><text:tab/><text:tab/>{</text:p>
      <text:p text:style-name="P11"><text:tab/><text:tab/><text:tab/>v=i;</text:p>
      <text:p text:style-name="P11"><text:tab/><text:tab/><text:tab/>i=0;</text:p>
      <text:p text:style-name="P11"><text:tab/><text:tab/><text:tab/>j++;</text:p>
      <text:p text:style-name="P11"><text:tab/><text:tab/>}</text:p>
      <text:p text:style-name="P11"><text:tab/>}</text:p>
      <text:p text:style-name="P11"><text:tab/>fclose(fp);</text:p>
      <text:p text:style-name="P11"><text:tab/>return v;</text:p>
      <text:p text:style-name="P11">}</text:p>
      <text:p text:style-name="P11"/>
      <text:p text:style-name="P11">#endif</text:p>
      <text:p text:style-name="P11"/>
      <text:p text:style-name="P8">OUTPUT:</text:p>
      <text:p text:style-name="P11"/>
      <text:p text:style-name="P11">[rakesh_m@localhost <text:s text:c="6"/>]$ cat G1</text:p>
      <text:p text:style-name="P11">0 <text:s text:c="6"/>4 <text:s text:c="6"/>2 <text:s text:c="6"/>99999 <text:s text:c="2"/>99999 <text:s text:c="2"/>99999</text:p>
      <text:p text:style-name="P11">4 <text:s text:c="6"/>0 <text:s text:c="6"/>1 <text:s text:c="6"/>5 <text:s text:c="6"/>99999 <text:s text:c="2"/>99999</text:p>
      <text:p text:style-name="P11">2 <text:s text:c="6"/>1 <text:s text:c="6"/>0 <text:s text:c="6"/>8 <text:s text:c="6"/>10 <text:s text:c="5"/>99999</text:p>
      <text:p text:style-name="P11">99999 <text:s text:c="2"/>5 <text:s text:c="6"/>8 <text:s text:c="6"/>0 <text:s text:c="6"/>2 <text:s text:c="6"/>6</text:p>
      <text:p text:style-name="P11"><text:soft-page-break/>99999 <text:s text:c="2"/>99999 <text:s text:c="2"/>10 <text:s text:c="5"/>2 <text:s text:c="6"/>0 <text:s text:c="6"/>11</text:p>
      <text:p text:style-name="P11">99999 <text:s text:c="2"/>99999 <text:s text:c="2"/>99999 <text:s text:c="2"/>6 <text:s text:c="6"/>11 <text:s text:c="5"/>0</text:p>
      <text:p text:style-name="P11">[rakesh_m@localhost <text:s text:c="6"/>]$ cc dijkstra.c -o dijk.out</text:p>
      <text:p text:style-name="P11">[rakesh_m@localhost <text:s text:c="6"/>]$ ./dijk.out G1</text:p>
      <text:p text:style-name="P11">Enter first vertex : 3</text:p>
      <text:p text:style-name="P11">Enter second vertex : 4</text:p>
      <text:p text:style-name="P11"/>
      <text:p text:style-name="P11">Shortest distance : 2</text:p>
      <text:p text:style-name="P11"/>
      <text:p text:style-name="P8">DISCUSSION:</text:p>
      <text:p text:style-name="P9"/>
      <text:list xml:id="list1381896661" text:style-name="L1">
        <text:list-item>
          <text:list>
            <text:list-item>
              <text:list>
                <text:list-item>
                  <text:p text:style-name="P13">A header file graph.h is used consisting the function getgraph() which takes as input a graph from any file.</text:p>
                </text:list-item>
                <text:list-item>
                  <text:p text:style-name="P13">The adjacency matrix is given as input of any graph.</text:p>
                </text:list-item>
                <text:list-item>
                  <text:p text:style-name="P13">The input of the weighted graph is given such that the elements of adjacency matrix are replaced with edge weights and the nonadjacency is denoted by a large number (which is 99999)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8:28:26</meta:creation-date>
    <dc:date>2011-07-18T09:04:34</dc:date>
    <meta:editing-duration>PT10H47M27S</meta:editing-duration>
    <meta:editing-cycles>196</meta:editing-cycles>
    <meta:generator>OpenOffice.org/3.2$Unix OpenOffice.org_project/320m12$Build-9483</meta:generator>
    <meta:document-statistic meta:table-count="0" meta:image-count="0" meta:object-count="0" meta:page-count="3" meta:paragraph-count="149" meta:word-count="471" meta:character-count="3284"/>
  </office:meta>
</office:document-meta>
</file>